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fraction_index_polystyrene_k27 (copy)" table:style-name="ta1">
        <table:shapes>
          <draw:frame draw:z-index="0" draw:style-name="gr1" draw:text-style-name="P1" svg:width="453.51pt" svg:height="255.09pt" svg:x="154.29pt" svg:y="2.83pt">
            <draw:object draw:notify-on-update-of-ranges="'refraction_index_polystyrene_k27 (copy)'.A1:'refraction_index_polystyrene_k27 (copy)'.A11 'refraction_index_polystyrene_k27 (copy)'.B1:'refraction_index_polystyrene_k27 (copy)'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99.605461" calcext:value-type="float">
            <text:p>199.605461</text:p>
          </table:table-cell>
          <table:table-cell office:value-type="float" office:value="1.700313" calcext:value-type="float">
            <text:p>1.700313</text:p>
          </table:table-cell>
        </table:table-row>
        <table:table-row table:style-name="ro1">
          <table:table-cell office:value-type="float" office:value="246.526751" calcext:value-type="float">
            <text:p>246.526751</text:p>
          </table:table-cell>
          <table:table-cell office:value-type="float" office:value="1.680109" calcext:value-type="float">
            <text:p>1.680109</text:p>
          </table:table-cell>
        </table:table-row>
        <table:table-row table:style-name="ro1">
          <table:table-cell office:value-type="float" office:value="284.477767" calcext:value-type="float">
            <text:p>284.477767</text:p>
          </table:table-cell>
          <table:table-cell office:value-type="float" office:value="1.663693" calcext:value-type="float">
            <text:p>1.663693</text:p>
          </table:table-cell>
        </table:table-row>
        <table:table-row table:style-name="ro1">
          <table:table-cell office:value-type="float" office:value="337.955898" calcext:value-type="float">
            <text:p>337.955898</text:p>
          </table:table-cell>
          <table:table-cell office:value-type="float" office:value="1.645065" calcext:value-type="float">
            <text:p>1.645065</text:p>
          </table:table-cell>
        </table:table-row>
        <table:table-row table:style-name="ro1">
          <table:table-cell office:value-type="float" office:value="358.312025" calcext:value-type="float">
            <text:p>358.312025</text:p>
          </table:table-cell>
          <table:table-cell office:value-type="float" office:value="1.637803" calcext:value-type="float">
            <text:p>1.637803</text:p>
          </table:table-cell>
        </table:table-row>
        <table:table-row table:style-name="ro1">
          <table:table-cell office:value-type="float" office:value="410.066257" calcext:value-type="float">
            <text:p>410.066257</text:p>
          </table:table-cell>
          <table:table-cell office:value-type="float" office:value="1.62296" calcext:value-type="float">
            <text:p>1.62296</text:p>
          </table:table-cell>
        </table:table-row>
        <table:table-row table:style-name="ro1">
          <table:table-cell office:value-type="float" office:value="472.862228" calcext:value-type="float">
            <text:p>472.862228</text:p>
          </table:table-cell>
          <table:table-cell office:value-type="float" office:value="1.607167" calcext:value-type="float">
            <text:p>1.607167</text:p>
          </table:table-cell>
        </table:table-row>
        <table:table-row table:style-name="ro1">
          <table:table-cell office:value-type="float" office:value="504.950821" calcext:value-type="float">
            <text:p>504.950821</text:p>
          </table:table-cell>
          <table:table-cell office:value-type="float" office:value="1.600532" calcext:value-type="float">
            <text:p>1.600532</text:p>
          </table:table-cell>
        </table:table-row>
        <table:table-row table:style-name="ro1">
          <table:table-cell office:value-type="float" office:value="557.743226" calcext:value-type="float">
            <text:p>557.743226</text:p>
          </table:table-cell>
          <table:table-cell office:value-type="float" office:value="1.593576" calcext:value-type="float">
            <text:p>1.593576</text:p>
          </table:table-cell>
        </table:table-row>
        <table:table-row table:style-name="ro1">
          <table:table-cell office:value-type="float" office:value="632.964771" calcext:value-type="float">
            <text:p>632.964771</text:p>
          </table:table-cell>
          <table:table-cell office:value-type="float" office:value="1.586296" calcext:value-type="float">
            <text:p>1.586296</text:p>
          </table:table-cell>
        </table:table-row>
        <table:table-row table:style-name="ro1">
          <table:table-cell office:value-type="float" office:value="700.251" calcext:value-type="float">
            <text:p>700.251</text:p>
          </table:table-cell>
          <table:table-cell office:value-type="float" office:value="1.582174" calcext:value-type="float">
            <text:p>1.582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6T13:00:07.060819801</dc:date>
    <meta:editing-duration>PT23S</meta:editing-duration>
    <meta:editing-cycles>1</meta:editing-cycles>
    <meta:document-statistic meta:table-count="1" meta:cell-count="22" meta:object-count="1"/>
    <meta:generator>LibreOffice/6.0.6.1$Linux_X86_64 LibreOffice_project/0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refraction_index_polystyrene_k27 (copy)'.A1:'refraction_index_polystyrene_k27 (copy)'.B11" svg:x="0.32cm" svg:y="0.18cm" svg:width="12.508cm" svg:height="8.64cm">
          <chartooo:coordinate-region svg:x="1.232cm" svg:y="0.379cm" svg:width="11.3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fraction_index_polystyrene_k27 (copy)'.B1:'refraction_index_polystyrene_k27 (copy)'.B11" chart:class="chart:scatter">
            <chart:domain table:cell-range-address="'refraction_index_polystyrene_k27 (copy)'.A1:'refraction_index_polystyrene_k27 (copy)'.A1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.605461">
                <text:p>199.605461</text:p>
                <draw:g>
                  <svg:desc>'refraction_index_polystyrene_k27 (copy)'.A1:'refraction_index_polystyrene_k27 (copy)'.A11</svg:desc>
                </draw:g>
              </table:table-cell>
              <table:table-cell office:value-type="float" office:value="1.700313">
                <text:p>1.700313</text:p>
                <draw:g>
                  <svg:desc>'refraction_index_polystyrene_k27 (copy)'.B1:'refraction_index_polystyrene_k27 (copy)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.526751">
                <text:p>246.526751</text:p>
              </table:table-cell>
              <table:table-cell office:value-type="float" office:value="1.680109">
                <text:p>1.680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4.477767">
                <text:p>284.477767</text:p>
              </table:table-cell>
              <table:table-cell office:value-type="float" office:value="1.663693">
                <text:p>1.663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7.955898">
                <text:p>337.955898</text:p>
              </table:table-cell>
              <table:table-cell office:value-type="float" office:value="1.645065">
                <text:p>1.645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8.312025">
                <text:p>358.312025</text:p>
              </table:table-cell>
              <table:table-cell office:value-type="float" office:value="1.637803">
                <text:p>1.637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.066257">
                <text:p>410.066257</text:p>
              </table:table-cell>
              <table:table-cell office:value-type="float" office:value="1.62296">
                <text:p>1.62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2.862228">
                <text:p>472.862228</text:p>
              </table:table-cell>
              <table:table-cell office:value-type="float" office:value="1.607167">
                <text:p>1.607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.950821">
                <text:p>504.950821</text:p>
              </table:table-cell>
              <table:table-cell office:value-type="float" office:value="1.600532">
                <text:p>1.600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7.743226">
                <text:p>557.743226</text:p>
              </table:table-cell>
              <table:table-cell office:value-type="float" office:value="1.593576">
                <text:p>1.593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2.964771">
                <text:p>632.964771</text:p>
              </table:table-cell>
              <table:table-cell office:value-type="float" office:value="1.586296">
                <text:p>1.586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.251">
                <text:p>700.251</text:p>
              </table:table-cell>
              <table:table-cell office:value-type="float" office:value="1.582174">
                <text:p>1.582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